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Vout_U106</text:p>
          </table:table-cell>
          <table:table-cell office:value-type="string" calcext:value-type="string">
            <text:p>Iout</text:p>
          </table:table-cell>
        </table:table-row>
        <table:table-row table:style-name="ro1">
          <table:table-cell office:value-type="float" office:value="9999999" calcext:value-type="float">
            <text:p>9999999</text:p>
          </table:table-cell>
          <table:table-cell office:value-type="float" office:value="5.009" calcext:value-type="float">
            <text:p>5,009</text:p>
          </table:table-cell>
          <table:table-cell office:value-type="float" office:value="5.002" calcext:value-type="float">
            <text:p>5,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99" calcext:value-type="float">
            <text:p>4,99</text:p>
          </table:table-cell>
          <table:table-cell office:value-type="float" office:value="4.813" calcext:value-type="float">
            <text:p>4,813</text:p>
          </table:table-cell>
          <table:table-cell office:value-type="float" office:value="0.0254" calcext:value-type="float">
            <text:p>0,0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85" calcext:value-type="float">
            <text:p>4,985</text:p>
          </table:table-cell>
          <table:table-cell office:value-type="float" office:value="4.762" calcext:value-type="float">
            <text:p>4,762</text:p>
          </table:table-cell>
          <table:table-cell office:value-type="float" office:value="0.0216" calcext:value-type="float">
            <text:p>0,0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72" calcext:value-type="float">
            <text:p>4,972</text:p>
          </table:table-cell>
          <table:table-cell office:value-type="float" office:value="4.637" calcext:value-type="float">
            <text:p>4,637</text:p>
          </table:table-cell>
          <table:table-cell office:value-type="float" office:value="0.045" calcext:value-type="float">
            <text:p>0,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9:51:21.616803054</meta:creation-date>
    <dc:date>2023-09-05T20:06:10.236542787</dc:date>
    <meta:editing-duration>PT14M50S</meta:editing-duration>
    <meta:editing-cycles>2</meta:editing-cycles>
    <meta:generator>LibreOffice/7.6.0.3$Linux_X86_64 LibreOffice_project/69edd8b8ebc41d00b4de3915dc82f8f0fc3b6265</meta:generator>
    <meta:document-statistic meta:table-count="1" meta:cell-count="20" meta:object-count="0"/>
  </office:meta>
</office:document-meta>
</file>